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be61e" officeooo:paragraph-rsid="001be61e" style:font-weight-asian="bold" style:font-weight-complex="bold"/>
    </style:style>
    <style:style style:name="P2"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1be61e" officeooo:paragraph-rsid="001be61e" style:font-weight-asian="bold" style:font-weight-complex="bold"/>
    </style:style>
    <style:style style:name="P3" style:family="paragraph" style:parent-style-name="Standard">
      <style:paragraph-properties fo:line-height="150%" fo:text-align="start" style:justify-single-word="false"/>
      <style:text-properties style:text-underline-style="none" fo:font-weight="bold" officeooo:rsid="001be61e" officeooo:paragraph-rsid="001dc432" style:font-weight-asian="bold" style:font-weight-complex="bold"/>
    </style:style>
    <style:style style:name="P4" style:family="paragraph" style:parent-style-name="Standard">
      <style:paragraph-properties fo:line-height="150%" fo:text-align="start" style:justify-single-word="false"/>
      <style:text-properties style:text-underline-style="none" fo:font-weight="bold" officeooo:rsid="001be61e" officeooo:paragraph-rsid="002079c3" style:font-weight-asian="bold" style:font-weight-complex="bold"/>
    </style:style>
    <style:style style:name="P5" style:family="paragraph" style:parent-style-name="Standard">
      <style:paragraph-properties fo:line-height="150%" fo:text-align="start" style:justify-single-word="false"/>
      <style:text-properties style:text-underline-style="none" fo:font-weight="normal" officeooo:rsid="002079c3" officeooo:paragraph-rsid="002079c3" style:font-weight-asian="normal" style:font-weight-complex="normal"/>
    </style:style>
    <style:style style:name="P6" style:family="paragraph" style:parent-style-name="Standard">
      <style:paragraph-properties fo:line-height="150%" fo:text-align="start" style:justify-single-word="false"/>
      <style:text-properties style:text-underline-style="none" fo:font-weight="normal" officeooo:rsid="0022bb8d" officeooo:paragraph-rsid="002c2385" style:font-weight-asian="normal" style:font-weight-complex="normal"/>
    </style:style>
    <style:style style:name="P7" style:family="paragraph" style:parent-style-name="Standard">
      <style:paragraph-properties fo:line-height="150%" fo:text-align="start" style:justify-single-word="false"/>
      <style:text-properties style:text-underline-style="none" fo:font-weight="normal" officeooo:rsid="0022bb8d" officeooo:paragraph-rsid="0037b0ac" style:font-weight-asian="normal" style:font-weight-complex="normal"/>
    </style:style>
    <style:style style:name="P8" style:family="paragraph" style:parent-style-name="Standard">
      <style:paragraph-properties fo:line-height="150%" fo:text-align="start" style:justify-single-word="false"/>
      <style:text-properties style:text-underline-style="none" fo:font-weight="bold" officeooo:rsid="001be61e" officeooo:paragraph-rsid="002abcaf" style:font-weight-asian="bold" style:font-weight-complex="bold"/>
    </style:style>
    <style:style style:name="P9" style:family="paragraph" style:parent-style-name="Standard">
      <style:paragraph-properties fo:line-height="150%" fo:text-align="start" style:justify-single-word="false"/>
      <style:text-properties style:text-underline-style="none" fo:font-weight="bold" officeooo:rsid="001be61e" officeooo:paragraph-rsid="002b817a" style:font-weight-asian="bold" style:font-weight-complex="bold"/>
    </style:style>
    <style:style style:name="P10" style:family="paragraph" style:parent-style-name="Standard">
      <style:paragraph-properties fo:line-height="150%" fo:text-align="start" style:justify-single-word="false"/>
      <style:text-properties style:text-underline-style="none" fo:font-weight="bold" officeooo:rsid="001be61e" officeooo:paragraph-rsid="002fc125" style:font-weight-asian="bold" style:font-weight-complex="bold"/>
    </style:style>
    <style:style style:name="P11" style:family="paragraph" style:parent-style-name="Standard">
      <style:paragraph-properties fo:line-height="150%" fo:text-align="start" style:justify-single-word="false"/>
      <style:text-properties style:text-underline-style="none" fo:font-weight="bold" officeooo:rsid="001be61e" officeooo:paragraph-rsid="00350c17" style:font-weight-asian="bold" style:font-weight-complex="bold"/>
    </style:style>
    <style:style style:name="P12" style:family="paragraph" style:parent-style-name="Standard">
      <style:paragraph-properties fo:line-height="150%" fo:text-align="start" style:justify-single-word="false"/>
      <style:text-properties style:text-underline-style="none" fo:font-weight="bold" officeooo:rsid="002fc125" officeooo:paragraph-rsid="002fc125"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dc432" style:font-weight-asian="normal" style:font-weight-complex="normal"/>
    </style:style>
    <style:style style:name="T3" style:family="text">
      <style:text-properties fo:font-weight="normal" officeooo:rsid="001e3c68" style:font-weight-asian="normal" style:font-weight-complex="normal"/>
    </style:style>
    <style:style style:name="T4" style:family="text">
      <style:text-properties fo:font-weight="normal" officeooo:rsid="001fe3ca" style:font-weight-asian="normal" style:font-weight-complex="normal"/>
    </style:style>
    <style:style style:name="T5" style:family="text">
      <style:text-properties fo:font-weight="normal" officeooo:rsid="002079c3" style:font-weight-asian="normal" style:font-weight-complex="normal"/>
    </style:style>
    <style:style style:name="T6" style:family="text">
      <style:text-properties fo:font-weight="normal" officeooo:rsid="00210243" style:font-weight-asian="normal" style:font-weight-complex="normal"/>
    </style:style>
    <style:style style:name="T7" style:family="text">
      <style:text-properties fo:font-weight="normal" officeooo:rsid="0022bb8d" style:font-weight-asian="normal" style:font-weight-complex="normal"/>
    </style:style>
    <style:style style:name="T8" style:family="text">
      <style:text-properties fo:font-weight="normal" officeooo:rsid="00242e88" style:font-weight-asian="normal" style:font-weight-complex="normal"/>
    </style:style>
    <style:style style:name="T9" style:family="text">
      <style:text-properties fo:font-weight="normal" officeooo:rsid="00246e2e" style:font-weight-asian="normal" style:font-weight-complex="normal"/>
    </style:style>
    <style:style style:name="T10" style:family="text">
      <style:text-properties fo:font-weight="normal" officeooo:rsid="002656cd" style:font-weight-asian="normal" style:font-weight-complex="normal"/>
    </style:style>
    <style:style style:name="T11" style:family="text">
      <style:text-properties fo:font-weight="normal" officeooo:rsid="0026959d" style:font-weight-asian="normal" style:font-weight-complex="normal"/>
    </style:style>
    <style:style style:name="T12" style:family="text">
      <style:text-properties fo:font-weight="normal" officeooo:rsid="0027e6cb" style:font-weight-asian="normal" style:font-weight-complex="normal"/>
    </style:style>
    <style:style style:name="T13" style:family="text">
      <style:text-properties fo:font-weight="normal" officeooo:rsid="00289635" style:font-weight-asian="normal" style:font-weight-complex="normal"/>
    </style:style>
    <style:style style:name="T14" style:family="text">
      <style:text-properties fo:font-weight="normal" officeooo:rsid="002abcaf" style:font-weight-asian="normal" style:font-weight-complex="normal"/>
    </style:style>
    <style:style style:name="T15" style:family="text">
      <style:text-properties fo:font-weight="normal" officeooo:rsid="002b817a" style:font-weight-asian="normal" style:font-weight-complex="normal"/>
    </style:style>
    <style:style style:name="T16" style:family="text">
      <style:text-properties fo:font-weight="normal" officeooo:rsid="002c4c38" style:font-weight-asian="normal" style:font-weight-complex="normal"/>
    </style:style>
    <style:style style:name="T17" style:family="text">
      <style:text-properties fo:font-weight="normal" officeooo:rsid="002de176" style:font-weight-asian="normal" style:font-weight-complex="normal"/>
    </style:style>
    <style:style style:name="T18" style:family="text">
      <style:text-properties fo:font-weight="normal" officeooo:rsid="002fc125" style:font-weight-asian="normal" style:font-weight-complex="normal"/>
    </style:style>
    <style:style style:name="T19" style:family="text">
      <style:text-properties fo:font-weight="normal" officeooo:rsid="00325a98" style:font-weight-asian="normal" style:font-weight-complex="normal"/>
    </style:style>
    <style:style style:name="T20" style:family="text">
      <style:text-properties fo:font-weight="normal" officeooo:rsid="00350c17" style:font-weight-asian="normal" style:font-weight-complex="normal"/>
    </style:style>
    <style:style style:name="T21" style:family="text">
      <style:text-properties fo:font-weight="normal" officeooo:rsid="003576d0" style:font-weight-asian="normal" style:font-weight-complex="normal"/>
    </style:style>
    <style:style style:name="T22" style:family="text">
      <style:text-properties officeooo:rsid="001cf07b"/>
    </style:style>
    <style:style style:name="T23" style:family="text">
      <style:text-properties officeooo:rsid="002c2385"/>
    </style:style>
    <style:style style:name="T24" style:family="text">
      <style:text-properties officeooo:rsid="0037b0ac"/>
    </style:style>
    <style:style style:name="T25" style:family="text">
      <style:text-properties officeooo:rsid="003885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
      <text:p text:style-name="P2"><text:span text:style-name="T22">Part X.V - </text:span>Truth of “There” / Orphanage 16384</text:p>
      <text:p text:style-name="P8"><text:tab/><text:span text:style-name="T14">It was a game, a sort of a party game. I wish I knew back then that these nano machines were serving more </text:span><text:span text:style-name="T20">as</text:span><text:span text:style-name="T14"> pain intensifiers, than pain inhibitors. That is if they actually gave us any nano machines in the placebo boxes we had been installed in the first place. T</text:span><text:span text:style-name="T16">h</text:span><text:span text:style-name="T14">e girls here knows that secrets have more pain in store than physical pain. </text:span><text:span text:style-name="T16">At least in the long run,</text:span><text:span text:style-name="T14"> </text:span><text:span text:style-name="T16">m</text:span><text:span text:style-name="T14">ost boys don't realize this truth until a very advanced age, maybe some of the sixteen and seventeen year old gets it by now.</text:span></text:p>
      <text:p text:style-name="P11"><text:span text:style-name="T14"><text:tab/>I'm wearing a short skirt </text:span><text:span text:style-name="T19">full of creases</text:span><text:span text:style-name="T14">, </text:span><text:span text:style-name="T20">m</text:span><text:span text:style-name="T14">y shirt is a buttoned white </text:span><text:span text:style-name="T20">blouse</text:span><text:span text:style-name="T14">, on which blood and sweat are easily detectable, part of flogging days attire for girls. Even the green checkered overcoat with the orphanage emblem on it doesn't fully guard against the insurmountable pain. Girls choose to inflict pain on each other at flogging days, infraction or not, we'll tear each other really well. Boys are often seen </text:span><text:span text:style-name="T19">around the orphanage </text:span><text:span text:style-name="T14">in casts or </text:span><text:span text:style-name="T16">on </text:span><text:span text:style-name="T14">stilts but bones are quick to mend nowadays. In a matter of a week at most, the majority of fractures usually heal themselves, with </text:span><text:span text:style-name="T17">the help of </text:span><text:span text:style-name="T14">some real nano machines.</text:span></text:p>
      <text:p text:style-name="P8"><text:span text:style-name="T1"><text:tab/>Boys are weak, they always go for the truth, choosing to hurt their best friends in front of the class. They fight and maim each other relentlessly behind closed doors, and claim they fell and hit the floor or that they stumbled and fell on the wooden staircase. </text:span><text:span text:style-name="T2">That is, in our weekly flogging sessions, they can choose to tell your best friend</text:span><text:span text:style-name="T11">'s</text:span><text:span text:style-name="T2"> secret, in order to redeem for their infractions, or they can beat the crap out of each other. </text:span><text:span text:style-name="T19">Sometimes the beating occurred without infractions at all.</text:span></text:p>
      <text:p text:style-name="P3"><text:span text:style-name="T2"><text:tab/>Me and the other girls in this fine establishment of prime education usually choose to </text:span><text:span text:style-name="T11">hurt</text:span><text:span text:style-name="T2"> each other physically when given the choice.</text:span><text:span text:style-name="T1"> </text:span><text:span text:style-name="T2">I don't remember how many times it has been already that for my infractions I had to be </text:span><text:span text:style-name="T14">deprived</text:span><text:span text:style-name="T2"> of essential necessities: food, meat, water intakes not through intro-venous injections, warm water in the shower. Bathing in cold water, sometimes from a hose by the instructors, really bring out the best of me. It clears the mind, and let you focus on whom you hate </text:span><text:span text:style-name="T11">the </text:span><text:span text:style-name="T2">most at the moment, and how that person can be dealt with in five different </text:span><text:span text:style-name="T11">easy steps</text:span><text:span text:style-name="T2">. </text:span><text:span text:style-name="T14">I remember all too well the gaze of the instructors who used the hose, or ESSS to discipline me.</text:span></text:p>
      <text:p text:style-name="P3"><text:span text:style-name="T2"><text:tab/></text:span><text:span text:style-name="T3">The first thing is that you need to cut the communication lines. </text:span><text:span text:style-name="T18">T</text:span><text:span text:style-name="T3">he second is to raid their armory and ammo caches. I know where they keep the good firearms. Third </text:span><text:span text:style-name="T15">thing </text:span><text:span text:style-name="T3">is to keep your friends close, but your enemies closer; that is to say, your weekly instructor should be two paces from you at any given moment. The fourth, is to establish some kind of a diversion to lure everybody's attention. And the fifth step is go for the kill, a sharp homemade blade to the neck. </text:span><text:span text:style-name="T15">Almost easy to remember, right?</text:span></text:p>
      <text:p text:style-name="P4"><text:soft-page-break/><text:span text:style-name="T3"><text:tab/></text:span><text:span text:style-name="T4">I could never truly follow this plan through, probably because I never had true friends here, for performing step</text:span><text:span text:style-name="T12">s three or</text:span><text:span text:style-name="T4"> four. I could easily </text:span><text:span text:style-name="T18">have </text:span><text:span text:style-name="T4">made a shiv during one of </text:span><text:span text:style-name="T8">the </text:span><text:span text:style-name="T4">kitchen duties, in the workshop shed. </text:span><text:span text:style-name="T5">I knew that behind my back all of my dirty secrets were </text:span><text:span text:style-name="T15">surfacing</text:span><text:span text:style-name="T5"> by girls, </text:span><text:span text:style-name="T15">most of the time.</text:span><text:span text:style-name="T5"> </text:span><text:span text:style-name="T15">T</text:span><text:span text:style-name="T5">hey even told them to boys sometimes, but luckily for </text:span><text:span text:style-name="T9">me </text:span><text:span text:style-name="T5">in the weekly flogging sessions, the </text:span><text:span text:style-name="T15">boys</text:span><text:span text:style-name="T5"> had more dirt to throw at each other, th</text:span><text:span text:style-name="T18">a</text:span><text:span text:style-name="T5">n to mess around with my secrets, especially my emergency rations caches. If I didn't have these, I'd probably die of starvation, I had fainted occasionally from fatigue, luckily it never happened in the vents where my </text:span><text:span text:style-name="T21">food </text:span><text:span text:style-name="T5">caches were stashed.</text:span></text:p>
      <text:p text:style-name="P4"><text:span text:style-name="T5"><text:tab/>Sometimes I'd find myself attached to tubes, lying in a semi-soft mattress made out of hospital linen or as cheap materiel they could afford. My </text:span><text:span text:style-name="T15">weekly </text:span><text:span text:style-name="T5">instructor </text:span><text:span text:style-name="T15">Miss July 29th</text:span><text:span text:style-name="T5">, </text:span><text:span text:style-name="T15">would sit</text:span><text:span text:style-name="T5"> beside my bed when I woke up. “Ophelia, you're such a burden, you </text:span><text:span text:style-name="T9">know </text:span><text:span text:style-name="T5">it will be over soon, right?”</text:span></text:p>
      <text:p text:style-name="P5"><text:tab/>“When?” I asked as if the answer wasn't clear.</text:p>
      <text:p text:style-name="P10"><text:span text:style-name="T5"><text:tab/>“As soon as you'll stop inflicting all those cuts upon your skin.” For the record, the cuts she referred to, were not self inflicted. I had to fight with boys who discovered my emergency rations caches for dominance on the black market. No that's horse-shit, ok then, the truth was that some cuts were indeed self inflicted. It was the quickest way to make them pay for what they did to me. </text:span></text:p>
      <text:p text:style-name="P10"><text:span text:style-name="T5"><text:tab/>Suddenly on my 14 birthday, </text:span><text:span text:style-name="T18">'</text:span><text:span text:style-name="T5">surprise, we never wanted you, you belong to the army now</text:span><text:span text:style-name="T18">'</text:span><text:span text:style-name="T5">, before I had anything to say, I was already caged and gagged lest I can have a say in the matter. </text:span><text:span text:style-name="T6">My biological parents didn't even have the courtesy to look </text:span><text:span text:style-name="T10">at</text:span><text:span text:style-name="T6"> m</text:span><text:span text:style-name="T10">e,</text:span><text:span text:style-name="T6"> </text:span><text:span text:style-name="T10">at an eye level</text:span><text:span text:style-name="T6"> when they left me there. The <text:s/>enforcers who </text:span><text:span text:style-name="T15">materialized</text:span><text:span text:style-name="T6"> from their TOC, simply grabbed me and tossed me into this army vehicle, where psyions entangled me in a </text:span><text:span text:style-name="T15">strap jacket</text:span><text:span text:style-name="T6"> suit and three dot syringe in each arm and I dozed off to Wonderland, to chase white rabbits and caterpillars on giant mushrooms smoking hookahs.</text:span></text:p>
      <text:p text:style-name="P12"><text:span text:style-name="T6">I </text:span><text:span text:style-name="T1">could hear ESSS being charged and discharged all around me, that means the enforcers were still there.</text:span></text:p>
      <text:p text:style-name="P4"><text:span text:style-name="T6"><text:tab/>When I woke on the other side of the looking glass I was rather amazed to see that I have </text:span><text:span text:style-name="T12">been </text:span><text:span text:style-name="T6">QR'ed with a military bar-code which was AR-aware. I even had some exo-skeleton implants already drilled into my endoskeleton. The skull implants were the ones who gave me hell of a pain and a few nightmares on that account alone. I had both eye sockets drilled with the quadrature canals for fiber optics nerves extensions done, which at first is not as fun as it sounds. The implant for a future secondary brain called Uber den Geist was the most painful of these implants, but I was promised by the medical psyions it will be worth it one day, should I'll be able to finish with my academic </text:span><text:span text:style-name="T13">chores</text:span><text:span text:style-name="T6">.</text:span></text:p>
      <text:p text:style-name="P9"><text:span text:style-name="T6"><text:tab/>A lie, sometimes, is only as strong as the system on which it is built upon. In order to fully assimilate in the program we needed to be good kids. Who can have military grade discipline when you're only 14 years old? </text:span><text:span text:style-name="T15">T</text:span><text:span text:style-name="T6">he youngest </text:span><text:span text:style-name="T15">of which</text:span><text:span text:style-name="T6"> were snot nosed </text:span><text:span text:style-name="T15">not</text:span><text:span text:style-name="T6"> even 10 years old. </text:span><text:span text:style-name="T7">The boys there </text:span><text:soft-page-break/><text:span text:style-name="T7">were fighting gorillas in a cage, easily manipulated, sometimes an “hello” with a grin would suffice. At other times I had </text:span><text:span text:style-name="T12">to </text:span><text:span text:style-name="T7">show more “teeth” to </text:span><text:span text:style-name="T18">get</text:span><text:span text:style-name="T7"> what I want. The muscles at the edge of </text:span><text:span text:style-name="T10">my </text:span><text:span text:style-name="T7">mouth would physically hurt from these faked smiles, laughing from their stupid jokes, acting coy when a boy thought he could gain a sexual </text:span><text:span text:style-name="T15">favou</text:span><text:span text:style-name="T7">r from me. Girls manipulation demanded much more wit than brawn. After a month or two I found ways to manipulate them when needed, but there were rats who told </text:span><text:span text:style-name="T15">Miss month/week number</text:span><text:span text:style-name="T7"> of my affairs, and my infractions were dealt with, </text:span><text:span text:style-name="T15">heavily at times</text:span><text:span text:style-name="T7">.</text:span></text:p>
      <text:p text:style-name="P4"><text:span text:style-name="T7"><text:tab/>I was the most flogged girl in my class, but what they didn't realize at the time, is that my self inflicted wounds were depriving them from the pain and suffering they could not endure, while I knew I can. I had punished myself many times over what they'd deserve, only because I knew that the </text:span><text:span text:style-name="T12">placebo</text:span><text:span text:style-name="T7"> box of nano-machines they told us they had installed in all of my classmates were psycho-somatic box of pleasures, only few had realized the truth that it had entailed. </text:span><text:span text:style-name="T18">The pain inhibitors there usually served as pain intensifiers at first, before catalyzing the healing process later on, if at all.</text:span></text:p>
      <text:p text:style-name="P6"><text:tab/>Don't get me wrong, the pain was excruciating at times, and I often black out from the pain itself, but the results were much satisfactory for me. Waking up in that hospital bed, looking at my <text:span text:style-name="T23">weekly </text:span>instructor <text:span text:style-name="T23">Miss month/week number</text:span>, once more having to explain to her supervisors how she cannot get me under control. How subservient they expected me to become from all their flogging and all in vain attempts to cage the beast.</text:p>
      <text:p text:style-name="P6"><text:tab/><text:span text:style-name="T23">There was this one time, when I was doing inventory in one of my ground stashes, during a kitchen duty, and Miss August 33 caught me red handed with the contraband. It took me a week and my right knee to understand that some stuff should not be taken in plain sight from the kitchen sheds. This was in excess to two cold showers by her. The following week, Miss August 34 decided to let me off the hook for the third cold shower I was promised, in exchange for a promise I will behave myself this week. It only lasted three days till I got back to my old self again. And then she showered me twice for a single infraction. The hose water were icy cold, but my blood was boiling with the thought of revenge.</text:span></text:p>
      <text:p text:style-name="P7"><text:tab/><text:span text:style-name="T24">I almost forgot about the container. It had about two or three breathing holes. It usually smelt of the roadkills they were bringing to the kitchen crews. We wanted meat, and it was either these roadkills or meat that 'fell off a truck' if you know what I mean. The container was from the truck that would traverse Sweden finest forests to run over food. They could afford I suppose a better cooling system to keep the meat cold and dry if they wanted, they probably didn't care. The nanos will take care of the bad bacteria we were promised.</text:span></text:p>
      <text:p text:style-name="P7"><text:tab/><text:span text:style-name="T24">The container was probably saved only for me and maybe one time for Drake Hicks. It was a solitary means of confinement. You never shared your container time with anybody else. They probably </text:span><text:soft-page-break/><text:span text:style-name="T24">didn't want us to get strange ideas of what we might do if we acted together. Ideas of insubordination and insurgency were counter productive for the system. This very system was flawed from the bottom and they could not see it. I'm not saying it wasn't possible that some good individuals did exist in the system, but its way of education, trying to reboot us to a single baseline was improper and outdated. Sure we must be punished for infractions, but not in the sickliest ways human minds can come up with.</text:span></text:p>
      <text:p text:style-name="P7"><text:tab/><text:span text:style-name="T24">Thoughts of mutiny had crawled up my mind, but who will join me. Nobody seemed to be as oppressed by the system as I was. I'm not sure Becca, or Ingrid, or Beatrice would find this place very thought provoking as I did. Who said that I want to be assimilated in the program, maybe I want to be a nomad, a drifter, a fucking vagabond for all that I care. But hell no, 'your fate is sealed, you have something in your eye-sight which is beneficial to the army. Your eyes are needed, Ophelia'. I'm not sure Miss June 26 was supposed to share this information with me. She was rather nice, except that cold shower and the time here she gave me, but I left her no choice, I suppose.</text:span></text:p>
      <text:p text:style-name="P7"><text:tab/><text:span text:style-name="T25">It had a faint smell of detergents they must have used ages ago, when they purchased the container, about a year ago. Maybe this was not one of the scrubbing duties favourite location, or one that other students didn't invest much time in giving it a good scrub. Maybe I am just a piece of meat, hanging with my hands tied, among other dying carcasses tied up to the ceiling of the meat wagon. They probably drilled these breather holes just for me, how considerate of them. And maybe that's why the room temperature is not being kept at exactly -18 Celsius degrees as the thermometer shows, some of the heat is dissipating through the breather holes. And to think they didn't care, silly me.</text:span></text:p>
      <text:p text:style-name="P7"><text:tab/>“I will never bow down to authority, never, ever, again!!!” <text:span text:style-name="T23">That's what I told myself every cold shower, every intro-venous feeding, every deprivation of meat or hot meal they told me to skip. That's what kept me going. Perhaps Drake Hicks presence as my very good frenemy can be attributed a little, though he was drafted a year before me, so I was a year entirely all by myself in the streets of Stockholm. Occasionally they would find me sharpening my nails, this was not in a vain attempt to look more sexy, but rather more deadly in the flogging arena. A girl must take care of herself, wouldn't you s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meta:initial-creator>
    <meta:creation-date>2014-09-08T00:54:33.640658398</meta:creation-date>
    <dc:date>2014-09-19T03:25:57.524008210</dc:date>
    <dc:creator>OoZooL </dc:creator>
    <meta:editing-duration>P2DT1H39M44S</meta:editing-duration>
    <meta:editing-cycles>22</meta:editing-cycles>
    <meta:generator>LibreOffice/4.1.6.2$Linux_X86_64 LibreOffice_project/410$Build-2</meta:generator>
    <meta:document-statistic meta:table-count="0" meta:image-count="0" meta:object-count="0" meta:page-count="4" meta:paragraph-count="23" meta:word-count="2115" meta:character-count="11559" meta:non-whitespace-character-count="9445"/>
  </office:meta>
</office:document-meta>
</file>